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33cc66" draw:textarea-horizontal-align="justify" draw:textarea-vertical-align="middle" draw:auto-grow-height="false"/>
    </style:style>
    <style:style style:name="gr3" style:family="graphic" style:parent-style-name="standard">
      <style:graphic-properties draw:fill="solid" draw:fill-color="#cfe7f5" draw:textarea-horizontal-align="justify" draw:textarea-vertical-align="middle" draw:auto-grow-height="false" fo:min-height="0cm" fo:min-width="0cm" fo:wrap-option="no-wrap"/>
    </style:style>
    <style:style style:name="gr4" style:family="graphic" style:parent-style-name="standard">
      <style:graphic-properties draw:fill="solid" draw:fill-color="#cfe7f5"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fill="solid" draw:fill-color="#cfe7f5" draw:textarea-horizontal-align="justify" draw:textarea-vertical-align="middle" draw:auto-grow-height="false"/>
    </style:style>
    <style:style style:name="gr7" style:family="graphic" style:parent-style-name="standard">
      <style:graphic-properties draw:stroke="none" svg:stroke-color="#000000" draw:fill="none" draw:fill-color="#ffffff" fo:min-height="0.653cm"/>
    </style:style>
    <style:style style:name="gr8" style:family="graphic" style:parent-style-name="standard">
      <style:graphic-properties draw:stroke="none" svg:stroke-color="#000000" draw:fill="none" draw:fill-color="#ffffff" fo:min-height="0.762cm"/>
    </style:style>
    <style:style style:name="gr9" style:family="graphic" style:parent-style-name="standard">
      <style:graphic-properties draw:fill="solid" draw:fill-color="#ff3333"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537cm" fo:min-width="5.553cm"/>
    </style:style>
    <style:style style:name="gr11" style:family="graphic" style:parent-style-name="standard">
      <style:graphic-properties draw:stroke="none" svg:stroke-color="#000000" draw:fill="none" draw:fill-color="#ffffff" draw:textarea-horizontal-align="left" draw:auto-grow-height="true" draw:auto-grow-width="true" fo:min-height="0.537cm" fo:min-width="5.206cm"/>
    </style:style>
    <style:style style:name="gr12" style:family="graphic" style:parent-style-name="objectwithoutfill">
      <style:graphic-properties draw:fill="none" draw:textarea-vertical-align="middle"/>
    </style:style>
    <style:style style:name="gr13" style:family="graphic" style:parent-style-name="objectwithoutfill">
      <style:graphic-properties draw:stroke="dash" draw:stroke-dash="Ultrafine_20_Dashed" draw:fill="none" draw:textarea-vertical-align="middle"/>
    </style:style>
    <style:style style:name="gr14" style:family="graphic" style:parent-style-name="objectwithoutfill">
      <style:graphic-properties draw:marker-start="" draw:marker-end="" draw:marker-end-width="0.3cm" draw:fill="none" draw:textarea-vertical-align="middle"/>
    </style:style>
    <style:style style:name="gr15" style:family="graphic" style:parent-style-name="standard">
      <style:graphic-properties draw:fill="solid" draw:fill-color="#b3b3b3"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family="'DejaVu Sans Mono'" style:font-family-generic="modern" style:font-pitch="fixed" fo:font-size="16pt" style:font-size-asian="16pt" style:font-size-complex="16pt"/>
    </style:style>
    <style:style style:name="P3" style:family="paragraph">
      <style:paragraph-properties fo:text-align="center"/>
      <style:text-properties fo:font-family="'OFL Sorts Mill Goudy'" style:font-pitch="variable" fo:font-size="24pt" fo:font-weight="bold" style:font-size-asian="24pt" style:font-weight-asian="bold" style:font-size-complex="24pt" style:font-weight-complex="bold"/>
    </style:style>
    <style:style style:name="P4" style:family="paragraph">
      <style:text-properties fo:font-family="'DejaVu Sans Mono'" style:font-family-generic="modern" style:font-pitch="fixed" fo:font-size="16pt" fo:font-style="italic" style:font-size-asian="16pt" style:font-style-asian="italic" style:font-size-complex="16pt" style:font-style-complex="italic"/>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family="'OFL Sorts Mill Goudy TT'" style:font-pitch="variable" fo:font-size="28pt" style:font-size-asian="28pt" style:font-size-complex="28pt"/>
    </style:style>
    <style:style style:name="T1" style:family="text">
      <style:text-properties fo:font-family="'DejaVu Sans Mono'" style:font-family-generic="modern" style:font-pitch="fixed" fo:font-size="16pt" style:font-size-asian="16pt" style:font-size-complex="16pt"/>
    </style:style>
    <style:style style:name="T2" style:family="text">
      <style:text-properties fo:font-family="'OFL Sorts Mill Goudy'" style:font-pitch="variable" fo:font-size="24pt" fo:font-weight="bold" style:font-size-asian="24pt" style:font-weight-asian="bold" style:font-size-complex="24pt" style:font-weight-complex="bold"/>
    </style:style>
    <style:style style:name="T3" style:family="text">
      <style:text-properties fo:font-family="'DejaVu Sans Mono'" style:font-family-generic="modern" style:font-pitch="fixed" fo:font-size="16pt" fo:font-style="italic" style:font-size-asian="16pt" style:font-style-asian="italic" style:font-size-complex="16pt" style:font-style-complex="italic"/>
    </style:style>
    <style:style style:name="T4" style:family="text">
      <style:text-properties fo:font-size="14pt" style:font-size-asian="14pt" style:font-size-complex="14pt"/>
    </style:style>
    <style:style style:name="T5" style:family="text">
      <style:text-properties fo:font-family="Comfortaa" style:font-pitch="variable" fo:font-size="28pt" style:font-size-asian="28pt" style:font-size-complex="28pt"/>
    </style:style>
    <style:style style:name="T6" style:family="text">
      <style:text-properties fo:font-family="Comfortaa" style:font-pitch="variable"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32cm" svg:height="12.192cm" svg:x="12.303cm" svg:y="12.303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custom-shape draw:style-name="gr1" draw:text-style-name="P1" draw:layer="layout" svg:width="20.32cm" svg:height="4.318cm" svg:x="12.303cm" svg:y="25.13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custom-shape draw:style-name="gr2" draw:text-style-name="P2" draw:layer="layout" svg:width="4.699cm" svg:height="2.159cm" svg:x="13.827cm" svg:y="8.874cm">
          <text:p text:style-name="P1"><text:span text:style-name="T1">Observable</text:span></text:p>
          <text:p text:style-name="P1"><text:span text:style-name="T1">Endpoint</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2" draw:text-style-name="P2" draw:layer="layout" svg:width="3.683cm" svg:height="2.159cm" svg:x="29.321cm" svg:y="8.874cm">
          <text:p text:style-name="P1"><text:span text:style-name="T1">Observer</text:span></text:p>
          <text:p text:style-name="P1"><text:span text:style-name="T1">Endpoint</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3" draw:text-style-name="P1" draw:layer="layout" svg:width="5.842cm" svg:height="2.667cm" svg:x="20.939cm" svg:y="8.62cm">
          <text:p text:style-name="P1">Communication</text:p>
          <text:p text:style-name="P1">Abstractio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2.54cm" svg:height="0.635cm" svg:x="26.781cm" svg:y="9.63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 draw:text-style-name="P1" draw:layer="layout" svg:x1="16.367cm" svg:y1="13.192cm" svg:x2="16.367cm" svg:y2="11.033cm">
          <text:p/>
        </draw:line>
        <draw:line draw:style-name="gr5" draw:text-style-name="P1" draw:layer="layout" svg:x1="31.226cm" svg:y1="13.192cm" svg:x2="31.226cm" svg:y2="11.033cm">
          <text:p/>
        </draw:line>
        <draw:line draw:style-name="gr5" draw:text-style-name="P1" draw:layer="layout" svg:x1="23.733cm" svg:y1="16.875cm" svg:x2="23.733cm" svg:y2="11.287cm">
          <text:p/>
        </draw:line>
        <draw:custom-shape draw:style-name="gr4" draw:text-style-name="P1" draw:layer="layout" svg:width="2.413cm" svg:height="0.635cm" svg:x="18.526cm" svg:y="9.63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5.842cm" svg:height="2.159cm" svg:x="24.492cm" svg:y="18.907cm">
          <text:p text:style-name="P1">Remote</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ustom-shape draw:style-name="gr6" draw:text-style-name="P1" draw:layer="layout" svg:width="4.826cm" svg:height="2.159cm" svg:x="17.002cm" svg:y="18.907cm">
          <text:p text:style-name="P1">Loca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3" draw:layer="layout" svg:width="17.018cm" svg:height="2.159cm" svg:x="15.224cm" svg:y="16.748cm">
          <text:p text:style-name="P1"><text:span text:style-name="T2">Middlewa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3" draw:layer="layout" svg:width="17.018cm" svg:height="2.159cm" svg:x="15.224cm" svg:y="13.192cm">
          <text:p text:style-name="P1"><text:span text:style-name="T2">Endpoin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7" draw:text-style-name="P4" draw:layer="layout" svg:width="1.905cm" svg:height="0.903cm" svg:x="18.653cm" svg:y="8.874cm">
          <draw:text-box>
            <text:p><text:span text:style-name="T3">send</text:span></text:p>
          </draw:text-box>
        </draw:frame>
        <draw:frame draw:style-name="gr8" draw:text-style-name="P4" draw:layer="layout" svg:width="2.921cm" svg:height="1.012cm" svg:x="26.654cm" svg:y="8.874cm">
          <draw:text-box>
            <text:p><text:span text:style-name="T3">receive</text:span></text:p>
          </draw:text-box>
        </draw:frame>
        <draw:custom-shape draw:style-name="gr9" draw:text-style-name="P3" draw:layer="layout" svg:width="17.145cm" svg:height="2.059cm" svg:x="15.097cm" svg:y="25.611cm">
          <text:p text:style-name="P1"><text:span text:style-name="T2">Implement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0" draw:layer="layout" svg:width="7.398cm" svg:height="0.962cm" svg:x="4.937cm" svg:y="18.78cm">
          <draw:text-box>
            <text:p>Technology Independent</text:p>
          </draw:text-box>
        </draw:frame>
        <draw:frame draw:style-name="gr11" draw:layer="layout" svg:width="6.975cm" svg:height="0.962cm" svg:x="5.445cm" svg:y="26.908cm">
          <draw:text-box>
            <text:p>Technology Dependent</text:p>
          </draw:text-box>
        </draw:frame>
        <draw:line draw:style-name="gr12" draw:text-style-name="P1" draw:layer="layout" svg:x1="5.064cm" svg:y1="19.542cm" svg:x2="12.303cm" svg:y2="19.542cm">
          <text:p/>
        </draw:line>
        <draw:line draw:style-name="gr12" draw:text-style-name="P1" draw:layer="layout" svg:x1="5.572cm" svg:y1="27.67cm" svg:x2="12.303cm" svg:y2="27.67cm">
          <text:p/>
        </draw:line>
        <draw:custom-shape draw:style-name="gr6" draw:text-style-name="P1" draw:layer="layout" svg:width="3.937cm" svg:height="1.397cm" svg:x="23.56cm" svg:y="22.336cm">
          <text:p text:style-name="P1">Active </text:p>
          <text:p text:style-name="P1">Initiator</text:p>
          <draw:enhanced-geometry svg:viewBox="0 0 21600 21600" draw:mirror-horizontal="false" draw:mirror-vertical="false" draw:type="rectangle" draw:enhanced-path="M 0 0 L 21600 0 21600 21600 0 21600 0 0 Z N"/>
        </draw:custom-shape>
        <draw:custom-shape draw:style-name="gr6" draw:text-style-name="P1" draw:layer="layout" svg:width="3.937cm" svg:height="1.397cm" svg:x="27.805cm" svg:y="22.336cm">
          <text:p text:style-name="P1">Passive</text:p>
          <text:p text:style-name="P1">Initiator</text:p>
          <draw:enhanced-geometry svg:viewBox="0 0 21600 21600" draw:mirror-horizontal="false" draw:mirror-vertical="false" draw:type="rectangle" draw:enhanced-path="M 0 0 L 21600 0 21600 21600 0 21600 0 0 Z N"/>
        </draw:custom-shape>
        <draw:custom-shape draw:style-name="gr6" draw:text-style-name="P1" draw:layer="layout" svg:width="3.937cm" svg:height="1.397cm" svg:x="18.815cm" svg:y="22.336cm">
          <text:p text:style-name="P1">Passive</text:p>
          <text:p text:style-name="P1">Initiator</text:p>
          <draw:enhanced-geometry svg:viewBox="0 0 21600 21600" draw:mirror-horizontal="false" draw:mirror-vertical="false" draw:type="rectangle" draw:enhanced-path="M 0 0 L 21600 0 21600 21600 0 21600 0 0 Z N"/>
        </draw:custom-shape>
        <draw:custom-shape draw:style-name="gr6" draw:text-style-name="P1" draw:layer="layout" svg:width="3.937cm" svg:height="1.397cm" svg:x="14.57cm" svg:y="22.336cm">
          <text:p text:style-name="P1">Active</text:p>
          <text:p text:style-name="P1">Initiator</text:p>
          <draw:enhanced-geometry svg:viewBox="0 0 21600 21600" draw:mirror-horizontal="false" draw:mirror-vertical="false" draw:type="rectangle" draw:enhanced-path="M 0 0 L 21600 0 21600 21600 0 21600 0 0 Z N"/>
        </draw:custom-shape>
        <draw:line draw:style-name="gr13" draw:text-style-name="P1" draw:layer="layout" svg:x1="17.002cm" svg:y1="22.336cm" svg:x2="18.653cm" svg:y2="21.066cm">
          <text:p/>
        </draw:line>
        <draw:line draw:style-name="gr13" draw:text-style-name="P1" draw:layer="layout" svg:x1="21.447cm" svg:y1="22.336cm" svg:x2="20.177cm" svg:y2="21.066cm">
          <text:p/>
        </draw:line>
        <draw:line draw:style-name="gr13" draw:text-style-name="P1" draw:layer="layout" svg:x1="25.519cm" svg:y1="22.336cm" svg:x2="27.043cm" svg:y2="21.066cm">
          <text:p/>
        </draw:line>
        <draw:line draw:style-name="gr13" draw:text-style-name="P1" draw:layer="layout" svg:x1="29.71cm" svg:y1="22.336cm" svg:x2="28.313cm" svg:y2="21.066cm">
          <text:p/>
        </draw:line>
        <draw:custom-shape draw:style-name="gr9" draw:text-style-name="P5" draw:layer="layout" svg:width="1.905cm" svg:height="1.143cm" svg:x="22.463cm" svg:y="27.67cm">
          <text:p text:style-name="P1"><text:span text:style-name="T4">TCP</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5" draw:layer="layout" svg:width="1.905cm" svg:height="1.143cm" svg:x="24.622cm" svg:y="27.67cm">
          <text:p text:style-name="P1"><text:span text:style-name="T4">UDP</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5" draw:layer="layout" svg:width="2.032cm" svg:height="1.143cm" svg:x="26.781cm" svg:y="27.67cm">
          <text:p text:style-name="P1"><text:span text:style-name="T4">BTH</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5" draw:layer="layout" svg:width="1.705cm" svg:height="1.143cm" svg:x="29.067cm" svg:y="27.67cm">
          <text:p text:style-name="P1"><text:span text:style-name="T4">…</text:span><text:span text:style-name="T4">......</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5" draw:layer="layout" svg:width="2.54cm" svg:height="1.143cm" svg:x="16.567cm" svg:y="27.67cm">
          <text:p text:style-name="P1"><text:span text:style-name="T4">Method</text:span></text:p>
          <text:p text:style-name="P1"><text:span text:style-name="T4">Call</text:span></text:p>
          <draw:enhanced-geometry svg:viewBox="0 0 21600 21600" draw:mirror-horizontal="false" draw:mirror-vertical="false" draw:type="rectangle" draw:enhanced-path="M 0 0 L 21600 0 21600 21600 0 21600 0 0 Z N"/>
        </draw:custom-shape>
        <draw:polyline draw:style-name="gr14" draw:text-style-name="P1" draw:layer="layout" svg:width="10.356cm" svg:height="13.664cm" draw:transform="skewX (-0.208915911463721) rotate (-1.1093312725676) translate (32.5230800783547cm 18.2167129664917cm)" svg:viewBox="0 0 10357 13665" draw:points="0,2729 1936,0 10357,4681 3986,13665">
          <text:p/>
        </draw:polyline>
        <draw:custom-shape draw:style-name="gr9" draw:text-style-name="P5" draw:layer="layout" svg:width="1.778cm" svg:height="1.143cm" svg:x="19.415cm" svg:y="27.67cm">
          <text:p text:style-name="P1"><text:span text:style-name="T4">…</text:span><text:span text:style-name="T4">......</text:span></text:p>
          <draw:enhanced-geometry svg:viewBox="0 0 21600 21600" draw:mirror-horizontal="false" draw:mirror-vertical="false" draw:glue-points="10800 0 0 10800 10800 21600 21600 10800" draw:type="flowchart-process" draw:enhanced-path="M 0 0 L 21600 0 21600 21600 0 21600 0 0 Z N"/>
        </draw:custom-shape>
        <draw:polyline draw:style-name="gr12" draw:text-style-name="P1" draw:layer="layout" svg:width="8.801cm" svg:height="12.331cm" draw:transform="skewX (-0.00244346095279201) rotate (-2.51013253021824) translate (23.1959917240363cm 28.3489318717042cm)" svg:viewBox="0 0 8802 12332" draw:points="0,10458 2558,12332 8802,3824 3583,0">
          <text:p/>
        </draw:polyline>
        <draw:line draw:style-name="gr5" draw:text-style-name="P1" draw:layer="layout" svg:x1="20.304cm" svg:y1="30.464cm" svg:x2="20.304cm" svg:y2="28.813cm">
          <text:p/>
        </draw:line>
        <draw:line draw:style-name="gr5" draw:text-style-name="P1" draw:layer="layout" svg:x1="17.764cm" svg:y1="30.464cm" svg:x2="17.764cm" svg:y2="28.813cm">
          <text:p/>
        </draw:line>
        <draw:line draw:style-name="gr5" draw:text-style-name="P1" draw:layer="layout" svg:x1="23.352cm" svg:y1="30.464cm" svg:x2="23.352cm" svg:y2="28.813cm">
          <text:p/>
        </draw:line>
        <draw:line draw:style-name="gr5" draw:text-style-name="P1" draw:layer="layout" svg:x1="25.638cm" svg:y1="30.464cm" svg:x2="25.638cm" svg:y2="28.813cm">
          <text:p/>
        </draw:line>
        <draw:line draw:style-name="gr5" draw:text-style-name="P1" draw:layer="layout" svg:x1="27.797cm" svg:y1="30.464cm" svg:x2="27.797cm" svg:y2="28.813cm">
          <text:p/>
        </draw:line>
        <draw:line draw:style-name="gr5" draw:text-style-name="P1" draw:layer="layout" svg:x1="29.956cm" svg:y1="30.464cm" svg:x2="29.956cm" svg:y2="28.813cm">
          <text:p/>
        </draw:line>
        <draw:custom-shape draw:style-name="gr15" draw:text-style-name="P6" draw:layer="layout" svg:width="15.621cm" svg:height="1.143cm" svg:x="15.732cm" svg:y="4.429cm">
          <text:p text:style-name="P1"><text:span text:style-name="T5">Middleware </text:span><text:span text:style-name="T6">Conceptual View</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unifon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59.4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03T13:23:48</meta:creation-date>
    <dc:date>2012-12-03T13:24:38</dc:date>
    <meta:editing-duration>P0D</meta:editing-duration>
    <meta:editing-cycles>1</meta:editing-cycles>
    <meta:document-statistic meta:object-count="44"/>
    <meta:generator>LibreOffice/3.6$Linux_X86_64 LibreOffice_project/360m1$Build-2</meta:generator>
  </office:meta>
</office:document-meta>
</file>